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88F44274.png" manifest:media-type="image/png"/>
  <manifest:file-entry manifest:full-path="Object 5/Pictures/10000000000000080000000853F82252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C07C749D.png" manifest:media-type="image/png"/>
  <manifest:file-entry manifest:full-path="Object 5/Pictures/100000000000000800000008E77C3914.png" manifest:media-type="image/png"/>
  <manifest:file-entry manifest:full-path="Object 5/Pictures/100000000000000800000008ECABA8EB.png" manifest:media-type="image/png"/>
  <manifest:file-entry manifest:full-path="Object 5/Pictures/100000000000000800000008752FBB01.png" manifest:media-type="image/png"/>
  <manifest:file-entry manifest:full-path="Object 5/Pictures/10000000000000080000000876FF7815.png" manifest:media-type="image/png"/>
  <manifest:file-entry manifest:full-path="Object 5/Pictures/1000000000000008000000084F2166A2.png" manifest:media-type="image/png"/>
  <manifest:file-entry manifest:full-path="Object 5/Pictures/100000000000000800000008022402E9.png" manifest:media-type="image/png"/>
  <manifest:file-entry manifest:full-path="Object 5/Pictures/1000000000000008000000081C20157C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00AE3E82.png" manifest:media-type="image/png"/>
  <manifest:file-entry manifest:full-path="Object 5/Pictures/10000000000000080000000881F56B00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E4CB855F.png" manifest:media-type="image/png"/>
  <manifest:file-entry manifest:full-path="Object 5/Pictures/1000000000000008000000087FCCD96D.png" manifest:media-type="image/png"/>
  <manifest:file-entry manifest:full-path="Object 5/Pictures/100000000000000800000008F7997D43.png" manifest:media-type="image/png"/>
  <manifest:file-entry manifest:full-path="Object 5/Pictures/10000000000000080000000839493935.png" manifest:media-type="image/png"/>
  <manifest:file-entry manifest:full-path="Object 5/Pictures/10000000000000080000000854C2C24C.png" manifest:media-type="image/png"/>
  <manifest:file-entry manifest:full-path="Object 5/Pictures/1000000000000008000000088693320A.png" manifest:media-type="image/png"/>
  <manifest:file-entry manifest:full-path="Object 5/Pictures/10000000000000080000000894879245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B861DA16.png" manifest:media-type="image/png"/>
  <manifest:file-entry manifest:full-path="Object 5/Pictures/1000000000000008000000081CB5CF00.png" manifest:media-type="image/png"/>
  <manifest:file-entry manifest:full-path="Object 5/Pictures/100000000000000800000008EEBB2EE7.png" manifest:media-type="image/png"/>
  <manifest:file-entry manifest:full-path="Object 5/Pictures/100000000000000800000008DAFC220B.png" manifest:media-type="image/png"/>
  <manifest:file-entry manifest:full-path="Object 5/Pictures/100000000000000800000008ACA71E2A.png" manifest:media-type="image/png"/>
  <manifest:file-entry manifest:full-path="Object 5/Pictures/100000000000000800000008CA29F8D8.png" manifest:media-type="image/png"/>
  <manifest:file-entry manifest:full-path="Object 5/Pictures/1000000000000008000000085DDCBAB8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A2713C93.png" manifest:media-type="image/png"/>
  <manifest:file-entry manifest:full-path="Object 5/Pictures/100000000000000800000008A19C439F.png" manifest:media-type="image/png"/>
  <manifest:file-entry manifest:full-path="Object 5/Pictures/1000000000000008000000082AA353A8.png" manifest:media-type="image/png"/>
  <manifest:file-entry manifest:full-path="Object 5/Pictures/100000000000000800000008816AF50A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6043225556192" calcext:value-type="float">
            <text:p>0,776043225556192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02317655831119" calcext:value-type="float">
            <text:p>0,902317655831119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1779590177306" calcext:value-type="float">
            <text:p>0,881779590177306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91306019291653" calcext:value-type="float">
            <text:p>0,89130601929165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9762514738558" calcext:value-type="float">
            <text:p>0,909762514738558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6793899672623" calcext:value-type="float">
            <text:p>0,796793899672623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61668567640582" calcext:value-type="float">
            <text:p>0,961668567640582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58915212485445" calcext:value-type="float">
            <text:p>0,95891521248544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37646674650929" calcext:value-type="float">
            <text:p>0,937646674650929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49440291276609" calcext:value-type="float">
            <text:p>0,949440291276609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01103555132155" calcext:value-type="float">
            <text:p>0,801103555132155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23901208883385" calcext:value-type="float">
            <text:p>0,823901208883385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9045087568527" calcext:value-type="float">
            <text:p>0,779045087568527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9132417320776" calcext:value-type="float">
            <text:p>0,879132417320776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58423591904148" calcext:value-type="float">
            <text:p>0,758423591904148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457981926249" calcext:value-type="float">
            <text:p>0,81457981926249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4001989830338" calcext:value-type="float">
            <text:p>0,834001989830338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17621359528291" calcext:value-type="float">
            <text:p>0,817621359528291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10014322657404" calcext:value-type="float">
            <text:p>0,910014322657404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34807748972303" calcext:value-type="float">
            <text:p>0,834807748972303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6953825632066" calcext:value-type="float">
            <text:p>0,676953825632066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9025886485895" calcext:value-type="float">
            <text:p>0,799025886485895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4623818116952" calcext:value-type="float">
            <text:p>0,79462381811695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1129450344765" calcext:value-type="float">
            <text:p>0,711129450344765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30091434698599" calcext:value-type="float">
            <text:p>0,530091434698599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7020369658434" calcext:value-type="float">
            <text:p>0,727020369658434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20691702704298" calcext:value-type="float">
            <text:p>0,920691702704298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34038063166524" calcext:value-type="float">
            <text:p>0,93403806316652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91288500366" calcext:value-type="float">
            <text:p>0,8291288500366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75813749695961" calcext:value-type="float">
            <text:p>0,67581374969596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48094579070544" calcext:value-type="float">
            <text:p>0,648094579070544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2577355843543" calcext:value-type="float">
            <text:p>0,712577355843543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6139033371518" calcext:value-type="float">
            <text:p>0,706139033371518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9021326369879" calcext:value-type="float">
            <text:p>0,709021326369879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482221864284" calcext:value-type="float">
            <text:p>0,60482221864284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687087515986" calcext:value-type="float">
            <text:p>0,756687087515986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1652727744361" calcext:value-type="float">
            <text:p>0,76165272774436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6572097673729" calcext:value-type="float">
            <text:p>0,766572097673729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10382683319819" calcext:value-type="float">
            <text:p>0,810382683319819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80552910676284" calcext:value-type="float">
            <text:p>0,680552910676284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06022771012962" calcext:value-type="float">
            <text:p>0,306022771012962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83946381626211" calcext:value-type="float">
            <text:p>0,383946381626211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419777585916217" calcext:value-type="float">
            <text:p>0,419777585916217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378557391579278" calcext:value-type="float">
            <text:p>0,378557391579278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132062937852841" calcext:value-type="float">
            <text:p>0,132062937852841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3931810997079" calcext:value-type="float">
            <text:p>0,673931810997079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8808844957444" calcext:value-type="float">
            <text:p>0,778808844957444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8185408068356" calcext:value-type="float">
            <text:p>0,848185408068356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04841848347728" calcext:value-type="float">
            <text:p>0,704841848347728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50465210542967" calcext:value-type="float">
            <text:p>0,25046521054296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82386825853583" calcext:value-type="float">
            <text:p>0,282386825853583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43307073724135" calcext:value-type="float">
            <text:p>0,343307073724135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361456764322447" calcext:value-type="float">
            <text:p>0,361456764322447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299979329217221" calcext:value-type="float">
            <text:p>0,299979329217221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0830035368740643" calcext:value-type="float">
            <text:p>0,0830035368740643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1788531917109" calcext:value-type="float">
            <text:p>0,681788531917109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40486669629" calcext:value-type="float">
            <text:p>0,7040486669629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3172964672973" calcext:value-type="float">
            <text:p>0,763172964672973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561503240968" calcext:value-type="float">
            <text:p>0,69561503240968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27664578772662" calcext:value-type="float">
            <text:p>0,227664578772662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56641698215101" calcext:value-type="float">
            <text:p>0,256641698215101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300033704715106" calcext:value-type="float">
            <text:p>0,300033704715106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353901360922133" calcext:value-type="float">
            <text:p>0,353901360922133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340342592958623" calcext:value-type="float">
            <text:p>0,34034259295862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211449961105428" calcext:value-type="float">
            <text:p>0,211449961105428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2510691916226" calcext:value-type="float">
            <text:p>0,652510691916226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1820285986856" calcext:value-type="float">
            <text:p>0,791820285986856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2871224452067" calcext:value-type="float">
            <text:p>0,852871224452067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3532503778808" calcext:value-type="float">
            <text:p>0,733532503778808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516020045324" calcext:value-type="float">
            <text:p>0,47516020045324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15492256346133" calcext:value-type="float">
            <text:p>0,215492256346133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255764453827515" calcext:value-type="float">
            <text:p>0,255764453827515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285895221972587" calcext:value-type="float">
            <text:p>0,285895221972587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231738040158732" calcext:value-type="float">
            <text:p>0,231738040158732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0978397502811094" calcext:value-type="float">
            <text:p>0,097839750281109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75983649946955" calcext:value-type="float">
            <text:p>0,675983649946955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58654971686823" calcext:value-type="float">
            <text:p>0,758654971686823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9553222989543" calcext:value-type="float">
            <text:p>0,809553222989543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1659643612667" calcext:value-type="float">
            <text:p>0,73165964361266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34459225356667" calcext:value-type="float">
            <text:p>0,434459225356667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76043225556192" calcext:value-type="float">
            <text:p>0,776043225556192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76043225556192" calcext:value-type="float">
            <text:p>0,7760</text:p>
          </table:table-cell>
          <table:table-cell table:formula="of:=MAX([.E2:.E6])" office:value-type="float" office:value="0.909762514738558" calcext:value-type="float">
            <text:p>0,9098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902317655831119" calcext:value-type="float">
            <text:p>0,90231765583111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30091434698599" calcext:value-type="float">
            <text:p>0,5301</text:p>
          </table:table-cell>
          <table:table-cell table:formula="of:=MAX([.E22:.E26])" office:value-type="float" office:value="0.799025886485895" calcext:value-type="float">
            <text:p>0,7990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81779590177306" calcext:value-type="float">
            <text:p>0,88177959017730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132062937852841" calcext:value-type="float">
            <text:p>0,1321</text:p>
          </table:table-cell>
          <table:table-cell table:formula="of:=MAX([.E42:.E46])" office:value-type="float" office:value="0.419777585916217" calcext:value-type="float">
            <text:p>0,4198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91306019291653" calcext:value-type="float">
            <text:p>0,89130601929165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211449961105428" calcext:value-type="float">
            <text:p>0,2114</text:p>
          </table:table-cell>
          <table:table-cell table:formula="of:=MAX([.E62:.E66])" office:value-type="float" office:value="0.353901360922133" calcext:value-type="float">
            <text:p>0,3539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9762514738558" calcext:value-type="float">
            <text:p>0,9097625147385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796793899672623" calcext:value-type="float">
            <text:p>0,796793899672623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796793899672623" calcext:value-type="float">
            <text:p>0,7968</text:p>
          </table:table-cell>
          <table:table-cell table:formula="of:=MAX([.E7:.E11])" office:value-type="float" office:value="0.961668567640582" calcext:value-type="float">
            <text:p>0,9617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61668567640582" calcext:value-type="float">
            <text:p>0,96166856764058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75813749695961" calcext:value-type="float">
            <text:p>0,6758</text:p>
          </table:table-cell>
          <table:table-cell table:formula="of:=MAX([.E27:.E31])" office:value-type="float" office:value="0.934038063166524" calcext:value-type="float">
            <text:p>0,9340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58915212485445" calcext:value-type="float">
            <text:p>0,95891521248544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250465210542967" calcext:value-type="float">
            <text:p>0,2505</text:p>
          </table:table-cell>
          <table:table-cell table:formula="of:=MAX([.E47:.E51])" office:value-type="float" office:value="0.848185408068356" calcext:value-type="float">
            <text:p>0,8482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37646674650929" calcext:value-type="float">
            <text:p>0,93764667465092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7516020045324" calcext:value-type="float">
            <text:p>0,4752</text:p>
          </table:table-cell>
          <table:table-cell table:formula="of:=MAX([.E67:.E71])" office:value-type="float" office:value="0.852871224452067" calcext:value-type="float">
            <text:p>0,852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49440291276609" calcext:value-type="float">
            <text:p>0,949440291276609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801103555132155" calcext:value-type="float">
            <text:p>0,801103555132155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58423591904148" calcext:value-type="float">
            <text:p>0,7584</text:p>
          </table:table-cell>
          <table:table-cell table:formula="of:=MAX([.E12:.E16])" office:value-type="float" office:value="0.879132417320776" calcext:value-type="float">
            <text:p>0,879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23901208883385" calcext:value-type="float">
            <text:p>0,82390120888338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60482221864284" calcext:value-type="float">
            <text:p>0,6048</text:p>
          </table:table-cell>
          <table:table-cell table:formula="of:=MAX([.E32:.E36])" office:value-type="float" office:value="0.712577355843543" calcext:value-type="float">
            <text:p>0,712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79045087568527" calcext:value-type="float">
            <text:p>0,77904508756852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0830035368740643" calcext:value-type="float">
            <text:p>0,0830</text:p>
          </table:table-cell>
          <table:table-cell table:formula="of:=MAX([.E52:.E56])" office:value-type="float" office:value="0.361456764322447" calcext:value-type="float">
            <text:p>0,3615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79132417320776" calcext:value-type="float">
            <text:p>0,87913241732077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0978397502811094" calcext:value-type="float">
            <text:p>0,0978</text:p>
          </table:table-cell>
          <table:table-cell table:formula="of:=MAX([.E72:.E76])" office:value-type="float" office:value="0.285895221972587" calcext:value-type="float">
            <text:p>0,285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58423591904148" calcext:value-type="float">
            <text:p>0,758423591904148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1457981926249" calcext:value-type="float">
            <text:p>0,8145798192624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81457981926249" calcext:value-type="float">
            <text:p>0,8146</text:p>
          </table:table-cell>
          <table:table-cell table:formula="of:=MAX([.E17:.E21])" office:value-type="float" office:value="0.910014322657404" calcext:value-type="float">
            <text:p>0,910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834001989830338" calcext:value-type="float">
            <text:p>0,834001989830338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80552910676284" calcext:value-type="float">
            <text:p>0,6806</text:p>
          </table:table-cell>
          <table:table-cell table:formula="of:=MAX([.E37:.E41])" office:value-type="float" office:value="0.810382683319819" calcext:value-type="float">
            <text:p>0,810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817621359528291" calcext:value-type="float">
            <text:p>0,81762135952829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227664578772662" calcext:value-type="float">
            <text:p>0,2277</text:p>
          </table:table-cell>
          <table:table-cell table:formula="of:=MAX([.E57:.E61])" office:value-type="float" office:value="0.763172964672973" calcext:value-type="float">
            <text:p>0,7632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10014322657404" calcext:value-type="float">
            <text:p>0,910014322657404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434459225356667" calcext:value-type="float">
            <text:p>0,4345</text:p>
          </table:table-cell>
          <table:table-cell table:formula="of:=MAX([.E77:.E81])" office:value-type="float" office:value="0.809553222989543" calcext:value-type="float">
            <text:p>0,8096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834807748972303" calcext:value-type="float">
            <text:p>0,834807748972303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76953825632066" calcext:value-type="float">
            <text:p>0,676953825632066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99025886485895" calcext:value-type="float">
            <text:p>0,799025886485895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94623818116952" calcext:value-type="float">
            <text:p>0,7946238181169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11129450344765" calcext:value-type="float">
            <text:p>0,71112945034476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30091434698599" calcext:value-type="float">
            <text:p>0,530091434698599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27020369658434" calcext:value-type="float">
            <text:p>0,727020369658434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920691702704298" calcext:value-type="float">
            <text:p>0,920691702704298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934038063166524" calcext:value-type="float">
            <text:p>0,93403806316652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91288500366" calcext:value-type="float">
            <text:p>0,82912885003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75813749695961" calcext:value-type="float">
            <text:p>0,6758137496959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648094579070544" calcext:value-type="float">
            <text:p>0,6480945790705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12577355843543" calcext:value-type="float">
            <text:p>0,71257735584354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06139033371518" calcext:value-type="float">
            <text:p>0,7061390333715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09021326369879" calcext:value-type="float">
            <text:p>0,7090213263698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60482221864284" calcext:value-type="float">
            <text:p>0,6048222186428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56687087515986" calcext:value-type="float">
            <text:p>0,7566870875159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761652727744361" calcext:value-type="float">
            <text:p>0,7616527277443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766572097673729" calcext:value-type="float">
            <text:p>0,7665720976737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810382683319819" calcext:value-type="float">
            <text:p>0,8103826833198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80552910676284" calcext:value-type="float">
            <text:p>0,68055291067628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306022771012962" calcext:value-type="float">
            <text:p>0,3060227710129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383946381626211" calcext:value-type="float">
            <text:p>0,3839463816262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419777585916217" calcext:value-type="float">
            <text:p>0,41977758591621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378557391579278" calcext:value-type="float">
            <text:p>0,37855739157927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132062937852841" calcext:value-type="float">
            <text:p>0,1320629378528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73931810997079" calcext:value-type="float">
            <text:p>0,6739318109970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78808844957444" calcext:value-type="float">
            <text:p>0,7788088449574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48185408068356" calcext:value-type="float">
            <text:p>0,8481854080683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04841848347728" calcext:value-type="float">
            <text:p>0,704841848347728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250465210542967" calcext:value-type="float">
            <text:p>0,25046521054296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282386825853583" calcext:value-type="float">
            <text:p>0,282386825853583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343307073724135" calcext:value-type="float">
            <text:p>0,343307073724135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361456764322447" calcext:value-type="float">
            <text:p>0,3614567643224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299979329217221" calcext:value-type="float">
            <text:p>0,29997932921722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0830035368740643" calcext:value-type="float">
            <text:p>0,0830035368740643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81788531917109" calcext:value-type="float">
            <text:p>0,681788531917109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040486669629" calcext:value-type="float">
            <text:p>0,7040486669629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63172964672973" calcext:value-type="float">
            <text:p>0,7631729646729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69561503240968" calcext:value-type="float">
            <text:p>0,695615032409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227664578772662" calcext:value-type="float">
            <text:p>0,2276645787726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256641698215101" calcext:value-type="float">
            <text:p>0,2566416982151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300033704715106" calcext:value-type="float">
            <text:p>0,3000337047151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353901360922133" calcext:value-type="float">
            <text:p>0,3539013609221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340342592958623" calcext:value-type="float">
            <text:p>0,3403425929586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211449961105428" calcext:value-type="float">
            <text:p>0,2114499611054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52510691916226" calcext:value-type="float">
            <text:p>0,65251069191622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91820285986856" calcext:value-type="float">
            <text:p>0,7918202859868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852871224452067" calcext:value-type="float">
            <text:p>0,8528712244520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33532503778808" calcext:value-type="float">
            <text:p>0,7335325037788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7516020045324" calcext:value-type="float">
            <text:p>0,47516020045324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215492256346133" calcext:value-type="float">
            <text:p>0,2154922563461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255764453827515" calcext:value-type="float">
            <text:p>0,2557644538275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285895221972587" calcext:value-type="float">
            <text:p>0,2858952219725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231738040158732" calcext:value-type="float">
            <text:p>0,231738040158732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0978397502811094" calcext:value-type="float">
            <text:p>0,097839750281109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75983649946955" calcext:value-type="float">
            <text:p>0,675983649946955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758654971686823" calcext:value-type="float">
            <text:p>0,758654971686823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809553222989543" calcext:value-type="float">
            <text:p>0,809553222989543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31659643612667" calcext:value-type="float">
            <text:p>0,7316596436126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434459225356667" calcext:value-type="float">
            <text:p>0,4344592253566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-0.0218344711829104" calcext:value-type="percentage">
            <text:p>-2,18 %</text:p>
          </table:table-cell>
          <table:table-cell table:style-name="ce18" table:formula="of:=[$similarity_scores.I7]/[$similarity_scores.I17]-1" office:value-type="percentage" office:value="0.0567620131871529" calcext:value-type="percentage">
            <text:p>5,68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-0.00696369217731152" calcext:value-type="percentage">
            <text:p>-0,70 %</text:p>
          </table:table-cell>
          <table:table-cell table:style-name="ce18" table:formula="of:=[$similarity_scores.I8]/[$similarity_scores.I18]-1" office:value-type="percentage" office:value="0.152588872383277" calcext:value-type="percentage">
            <text:p>15,26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0.100150106324062" calcext:value-type="percentage">
            <text:p>10,02 %</text:p>
          </table:table-cell>
          <table:table-cell table:style-name="ce18" table:formula="of:=[$similarity_scores.I9]/[$similarity_scores.I19]-1" office:value-type="percentage" office:value="0.111393415818669" calcext:value-type="percentage">
            <text:p>11,14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93681921619134" calcext:value-type="percentage">
            <text:p>9,37 %</text:p>
          </table:table-cell>
          <table:table-cell table:style-name="ce18" table:formula="of:=[$similarity_scores.I10]/[$similarity_scores.I20]-1" office:value-type="percentage" office:value="0.0535085282009726" calcext:value-type="percentage">
            <text:p>5,3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026042712080196" calcext:value-type="percentage">
            <text:p>2,60 %</text:p>
          </table:table-cell>
          <table:table-cell table:style-name="ce18" table:formula="of:=1/[$similarity_scores.I7]*([$similarity_scores.I7]-[$similarity_scores.I2])" office:value-type="percentage" office:value="0.0539749916432989" calcext:value-type="percentage">
            <text:p>5,40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215624963331866" calcext:value-type="percentage">
            <text:p>21,56 %</text:p>
          </table:table-cell>
          <table:table-cell table:style-name="ce18" table:formula="of:=1/[$similarity_scores.I8]*([$similarity_scores.I8]-[$similarity_scores.I3])" office:value-type="percentage" office:value="0.144546760999137" calcext:value-type="percentage">
            <text:p>14,45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472729415927465" calcext:value-type="percentage">
            <text:p>47,27 %</text:p>
          </table:table-cell>
          <table:table-cell table:style-name="ce18" table:formula="of:=1/[$similarity_scores.I9]*([$similarity_scores.I9]-[$similarity_scores.I4])" office:value-type="percentage" office:value="0.505087470353667" calcext:value-type="percentage">
            <text:p>50,51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554992272282625" calcext:value-type="percentage">
            <text:p>55,50 %</text:p>
          </table:table-cell>
          <table:table-cell table:style-name="ce18" table:formula="of:=1/[$similarity_scores.I10]*([$similarity_scores.I10]-[$similarity_scores.I5])" office:value-type="percentage" office:value="0.585047131646985" calcext:value-type="percentage">
            <text:p>58,50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796793899672623" calcext:value-type="float">
            <text:p>0.7968</text:p>
          </table:table-cell>
          <table:table-cell table:formula="of:=[$similarity_scores.E17]" office:value-type="float" office:value="0.81457981926249" calcext:value-type="float">
            <text:p>0.8146</text:p>
          </table:table-cell>
          <table:table-cell table:style-name="ce25" table:formula="of:=[.D36]/[.E36]-1" office:value-type="percentage" office:value="-0.0218344711829104" calcext:value-type="percentage">
            <text:p>-2.18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]" office:value-type="float" office:value="0.776043225556192" calcext:value-type="float">
            <text:p>0.7760</text:p>
          </table:table-cell>
          <table:table-cell table:style-name="ce24" table:formula="of:=[$similarity_scores.E12]" office:value-type="float" office:value="0.801103555132155" calcext:value-type="float">
            <text:p>0.8011</text:p>
          </table:table-cell>
          <table:table-cell table:style-name="ce25" table:formula="of:=[.J36]/[.K36]-1" office:value-type="percentage" office:value="-0.031282259846954" calcext:value-type="percentage">
            <text:p>-3.1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796793899672623" calcext:value-type="float">
            <text:p>0.7968</text:p>
          </table:table-cell>
          <table:table-cell table:style-name="ce24" table:formula="of:=[.J36]" office:value-type="float" office:value="0.776043225556192" calcext:value-type="float">
            <text:p>0.7760</text:p>
          </table:table-cell>
          <table:table-cell table:style-name="ce25" table:formula="of:=[.P36]/[.Q36]-1" office:value-type="percentage" office:value="0.0267390699810035" calcext:value-type="percentage">
            <text:p>2.6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61668567640582" calcext:value-type="float">
            <text:p>0.9617</text:p>
          </table:table-cell>
          <table:table-cell table:formula="of:=[$similarity_scores.E18]" office:value-type="float" office:value="0.834001989830338" calcext:value-type="float">
            <text:p>0.8340</text:p>
          </table:table-cell>
          <table:table-cell table:style-name="ce25" table:formula="of:=[.D37]/[.E37]-1" office:value-type="percentage" office:value="0.153077066202463" calcext:value-type="percentage">
            <text:p>15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3]" office:value-type="float" office:value="0.902317655831119" calcext:value-type="float">
            <text:p>0.9023</text:p>
          </table:table-cell>
          <table:table-cell table:style-name="ce24" table:formula="of:=[$similarity_scores.E13]" office:value-type="float" office:value="0.823901208883385" calcext:value-type="float">
            <text:p>0.8239</text:p>
          </table:table-cell>
          <table:table-cell table:style-name="ce25" table:formula="of:=[.J37]/[.K37]-1" office:value-type="percentage" office:value="0.0951770019296498" calcext:value-type="percentage">
            <text:p>9.5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961668567640582" calcext:value-type="float">
            <text:p>0.9617</text:p>
          </table:table-cell>
          <table:table-cell table:style-name="ce24" table:formula="of:=[.J37]" office:value-type="float" office:value="0.902317655831119" calcext:value-type="float">
            <text:p>0.9023</text:p>
          </table:table-cell>
          <table:table-cell table:style-name="ce25" table:formula="of:=[.P37]/[.Q37]-1" office:value-type="percentage" office:value="0.0657760727897923" calcext:value-type="percentage">
            <text:p>6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58915212485445" calcext:value-type="float">
            <text:p>0.9589</text:p>
          </table:table-cell>
          <table:table-cell table:formula="of:=[$similarity_scores.E19]" office:value-type="float" office:value="0.817621359528291" calcext:value-type="float">
            <text:p>0.8176</text:p>
          </table:table-cell>
          <table:table-cell table:style-name="ce25" table:formula="of:=[.D38]/[.E38]-1" office:value-type="percentage" office:value="0.172810863256643" calcext:value-type="percentage">
            <text:p>17.2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]" office:value-type="float" office:value="0.881779590177306" calcext:value-type="float">
            <text:p>0.8818</text:p>
          </table:table-cell>
          <table:table-cell table:style-name="ce24" table:formula="of:=[$similarity_scores.E14]" office:value-type="float" office:value="0.779045087568527" calcext:value-type="float">
            <text:p>0.7790</text:p>
          </table:table-cell>
          <table:table-cell table:style-name="ce25" table:formula="of:=[.J38]/[.K38]-1" office:value-type="percentage" office:value="0.131872345064678" calcext:value-type="percentage">
            <text:p>13.1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958915212485445" calcext:value-type="float">
            <text:p>0.9589</text:p>
          </table:table-cell>
          <table:table-cell table:style-name="ce24" table:formula="of:=[.J38]" office:value-type="float" office:value="0.881779590177306" calcext:value-type="float">
            <text:p>0.8818</text:p>
          </table:table-cell>
          <table:table-cell table:style-name="ce25" table:formula="of:=[.P38]/[.Q38]-1" office:value-type="percentage" office:value="0.0874772144506413" calcext:value-type="percentage">
            <text:p>8.7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37646674650929" calcext:value-type="float">
            <text:p>0.9376</text:p>
          </table:table-cell>
          <table:table-cell table:formula="of:=[$similarity_scores.E20]" office:value-type="float" office:value="0.910014322657404" calcext:value-type="float">
            <text:p>0.9100</text:p>
          </table:table-cell>
          <table:table-cell table:style-name="ce25" table:formula="of:=[.D39]/[.E39]-1" office:value-type="percentage" office:value="0.0303647440546133" calcext:value-type="percentage">
            <text:p>3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5]" office:value-type="float" office:value="0.891306019291653" calcext:value-type="float">
            <text:p>0.8913</text:p>
          </table:table-cell>
          <table:table-cell table:style-name="ce24" table:formula="of:=[$similarity_scores.E15]" office:value-type="float" office:value="0.879132417320776" calcext:value-type="float">
            <text:p>0.8791</text:p>
          </table:table-cell>
          <table:table-cell table:style-name="ce25" table:formula="of:=[.J39]/[.K39]-1" office:value-type="percentage" office:value="0.0138472905003055" calcext:value-type="percentage">
            <text:p>1.3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937646674650929" calcext:value-type="float">
            <text:p>0.9376</text:p>
          </table:table-cell>
          <table:table-cell table:style-name="ce24" table:formula="of:=[.J39]" office:value-type="float" office:value="0.891306019291653" calcext:value-type="float">
            <text:p>0.8913</text:p>
          </table:table-cell>
          <table:table-cell table:style-name="ce25" table:formula="of:=[.P39]/[.Q39]-1" office:value-type="percentage" office:value="0.0519918572928571" calcext:value-type="percentage">
            <text:p>5.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49440291276609" calcext:value-type="float">
            <text:p>0.9494</text:p>
          </table:table-cell>
          <table:table-cell table:formula="of:=[$similarity_scores.E21]" office:value-type="float" office:value="0.834807748972303" calcext:value-type="float">
            <text:p>0.8348</text:p>
          </table:table-cell>
          <table:table-cell table:style-name="ce25" table:formula="of:=[.D40]/[.E40]-1" office:value-type="percentage" office:value="0.137316097563092" calcext:value-type="percentage">
            <text:p>13.7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]" office:value-type="float" office:value="0.909762514738558" calcext:value-type="float">
            <text:p>0.9098</text:p>
          </table:table-cell>
          <table:table-cell table:style-name="ce24" table:formula="of:=[$similarity_scores.E16]" office:value-type="float" office:value="0.758423591904148" calcext:value-type="float">
            <text:p>0.7584</text:p>
          </table:table-cell>
          <table:table-cell table:style-name="ce25" table:formula="of:=[.J40]/[.K40]-1" office:value-type="percentage" office:value="0.19954406013986" calcext:value-type="percentage">
            <text:p>19.9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949440291276609" calcext:value-type="float">
            <text:p>0.9494</text:p>
          </table:table-cell>
          <table:table-cell table:style-name="ce24" table:formula="of:=[.J40]" office:value-type="float" office:value="0.909762514738558" calcext:value-type="float">
            <text:p>0.9098</text:p>
          </table:table-cell>
          <table:table-cell table:style-name="ce25" table:formula="of:=[.P40]/[.Q40]-1" office:value-type="percentage" office:value="0.0436133341341867" calcext:value-type="percentage">
            <text:p>4.36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27020369658434" calcext:value-type="float">
            <text:p>0.7270</text:p>
          </table:table-cell>
          <table:table-cell table:formula="of:=[$similarity_scores.E37]" office:value-type="float" office:value="0.756687087515986" calcext:value-type="float">
            <text:p>0.7567</text:p>
          </table:table-cell>
          <table:table-cell table:style-name="ce25" table:formula="of:=[.D41]/[.E41]-1" office:value-type="percentage" office:value="-0.0392060580218701" calcext:value-type="percentage">
            <text:p>-3.92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22]" office:value-type="float" office:value="0.676953825632066" calcext:value-type="float">
            <text:p>0.6770</text:p>
          </table:table-cell>
          <table:table-cell table:style-name="ce24" table:formula="of:=[$similarity_scores.E32]" office:value-type="float" office:value="0.648094579070544" calcext:value-type="float">
            <text:p>0.6481</text:p>
          </table:table-cell>
          <table:table-cell table:style-name="ce25" table:formula="of:=[.J41]/[.K41]-1" office:value-type="percentage" office:value="0.0445293750225619" calcext:value-type="percentage">
            <text:p>4.45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27020369658434" calcext:value-type="float">
            <text:p>0.7270</text:p>
          </table:table-cell>
          <table:table-cell table:style-name="ce24" table:formula="of:=[.J41]" office:value-type="float" office:value="0.676953825632066" calcext:value-type="float">
            <text:p>0.6770</text:p>
          </table:table-cell>
          <table:table-cell table:style-name="ce25" table:formula="of:=[.P41]/[.Q41]-1" office:value-type="percentage" office:value="0.0739585805274414" calcext:value-type="percentage">
            <text:p>7.4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920691702704298" calcext:value-type="float">
            <text:p>0.9207</text:p>
          </table:table-cell>
          <table:table-cell table:formula="of:=[$similarity_scores.E38]" office:value-type="float" office:value="0.761652727744361" calcext:value-type="float">
            <text:p>0.7617</text:p>
          </table:table-cell>
          <table:table-cell table:style-name="ce25" table:formula="of:=[.D42]/[.E42]-1" office:value-type="percentage" office:value="0.208807727152677" calcext:value-type="percentage">
            <text:p>20.8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23]" office:value-type="float" office:value="0.799025886485895" calcext:value-type="float">
            <text:p>0.7990</text:p>
          </table:table-cell>
          <table:table-cell table:style-name="ce24" table:formula="of:=[$similarity_scores.E33]" office:value-type="float" office:value="0.712577355843543" calcext:value-type="float">
            <text:p>0.7126</text:p>
          </table:table-cell>
          <table:table-cell table:style-name="ce25" table:formula="of:=[.J42]/[.K42]-1" office:value-type="percentage" office:value="0.121318099618834" calcext:value-type="percentage">
            <text:p>12.1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920691702704298" calcext:value-type="float">
            <text:p>0.9207</text:p>
          </table:table-cell>
          <table:table-cell table:style-name="ce24" table:formula="of:=[.J42]" office:value-type="float" office:value="0.799025886485895" calcext:value-type="float">
            <text:p>0.7990</text:p>
          </table:table-cell>
          <table:table-cell table:style-name="ce25" table:formula="of:=[.P42]/[.Q42]-1" office:value-type="percentage" office:value="0.152267677776357" calcext:value-type="percentage">
            <text:p>15.2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934038063166524" calcext:value-type="float">
            <text:p>0.9340</text:p>
          </table:table-cell>
          <table:table-cell table:formula="of:=[$similarity_scores.E39]" office:value-type="float" office:value="0.766572097673729" calcext:value-type="float">
            <text:p>0.7666</text:p>
          </table:table-cell>
          <table:table-cell table:style-name="ce25" table:formula="of:=[.D43]/[.E43]-1" office:value-type="percentage" office:value="0.218460815363609" calcext:value-type="percentage">
            <text:p>21.8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24]" office:value-type="float" office:value="0.794623818116952" calcext:value-type="float">
            <text:p>0.7946</text:p>
          </table:table-cell>
          <table:table-cell table:style-name="ce24" table:formula="of:=[$similarity_scores.E34]" office:value-type="float" office:value="0.706139033371518" calcext:value-type="float">
            <text:p>0.7061</text:p>
          </table:table-cell>
          <table:table-cell table:style-name="ce25" table:formula="of:=[.J43]/[.K43]-1" office:value-type="percentage" office:value="0.125307879275496" calcext:value-type="percentage">
            <text:p>12.5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934038063166524" calcext:value-type="float">
            <text:p>0.9340</text:p>
          </table:table-cell>
          <table:table-cell table:style-name="ce24" table:formula="of:=[.J43]" office:value-type="float" office:value="0.794623818116952" calcext:value-type="float">
            <text:p>0.7946</text:p>
          </table:table-cell>
          <table:table-cell table:style-name="ce25" table:formula="of:=[.P43]/[.Q43]-1" office:value-type="percentage" office:value="0.175446849025928" calcext:value-type="percentage">
            <text:p>17.5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291288500366" calcext:value-type="float">
            <text:p>0.8291</text:p>
          </table:table-cell>
          <table:table-cell table:formula="of:=[$similarity_scores.E40]" office:value-type="float" office:value="0.810382683319819" calcext:value-type="float">
            <text:p>0.8104</text:p>
          </table:table-cell>
          <table:table-cell table:style-name="ce25" table:formula="of:=[.D44]/[.E44]-1" office:value-type="percentage" office:value="0.0231324867900504" calcext:value-type="percentage">
            <text:p>2.3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25]" office:value-type="float" office:value="0.711129450344765" calcext:value-type="float">
            <text:p>0.7111</text:p>
          </table:table-cell>
          <table:table-cell table:style-name="ce24" table:formula="of:=[$similarity_scores.E35]" office:value-type="float" office:value="0.709021326369879" calcext:value-type="float">
            <text:p>0.7090</text:p>
          </table:table-cell>
          <table:table-cell table:style-name="ce25" table:formula="of:=[.J44]/[.K44]-1" office:value-type="percentage" office:value="0.00297328711631262" calcext:value-type="percentage">
            <text:p>0.3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8291288500366" calcext:value-type="float">
            <text:p>0.8291</text:p>
          </table:table-cell>
          <table:table-cell table:style-name="ce24" table:formula="of:=[.J44]" office:value-type="float" office:value="0.711129450344765" calcext:value-type="float">
            <text:p>0.7111</text:p>
          </table:table-cell>
          <table:table-cell table:style-name="ce25" table:formula="of:=[.P44]/[.Q44]-1" office:value-type="percentage" office:value="0.165932376495766" calcext:value-type="percentage">
            <text:p>16.5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75813749695961" calcext:value-type="float">
            <text:p>0.6758</text:p>
          </table:table-cell>
          <table:table-cell table:formula="of:=[$similarity_scores.E41]" office:value-type="float" office:value="0.680552910676284" calcext:value-type="float">
            <text:p>0.6806</text:p>
          </table:table-cell>
          <table:table-cell table:style-name="ce25" table:formula="of:=[.D45]/[.E45]-1" office:value-type="percentage" office:value="-0.00696369217731152" calcext:value-type="percentage">
            <text:p>-0.7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26]" office:value-type="float" office:value="0.530091434698599" calcext:value-type="float">
            <text:p>0.5301</text:p>
          </table:table-cell>
          <table:table-cell table:style-name="ce24" table:formula="of:=[$similarity_scores.E36]" office:value-type="float" office:value="0.60482221864284" calcext:value-type="float">
            <text:p>0.6048</text:p>
          </table:table-cell>
          <table:table-cell table:style-name="ce25" table:formula="of:=[.J45]/[.K45]-1" office:value-type="percentage" office:value="-0.12355826495913" calcext:value-type="percentage">
            <text:p>-12.3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75813749695961" calcext:value-type="float">
            <text:p>0.6758</text:p>
          </table:table-cell>
          <table:table-cell table:style-name="ce24" table:formula="of:=[.J45]" office:value-type="float" office:value="0.530091434698599" calcext:value-type="float">
            <text:p>0.5301</text:p>
          </table:table-cell>
          <table:table-cell table:style-name="ce25" table:formula="of:=[.P45]/[.Q45]-1" office:value-type="percentage" office:value="0.274900338807054" calcext:value-type="percentage">
            <text:p>27.49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73931810997079" calcext:value-type="float">
            <text:p>0.6739</text:p>
          </table:table-cell>
          <table:table-cell table:formula="of:=[$similarity_scores.E57]" office:value-type="float" office:value="0.681788531917109" calcext:value-type="float">
            <text:p>0.6818</text:p>
          </table:table-cell>
          <table:table-cell table:style-name="ce25" table:formula="of:=[.D46]/[.E46]-1" office:value-type="percentage" office:value="-0.0115236918079837" calcext:value-type="percentage">
            <text:p>-1.15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42]" office:value-type="float" office:value="0.306022771012962" calcext:value-type="float">
            <text:p>0.3060</text:p>
          </table:table-cell>
          <table:table-cell table:style-name="ce24" table:formula="of:=[$similarity_scores.E52]" office:value-type="float" office:value="0.282386825853583" calcext:value-type="float">
            <text:p>0.2824</text:p>
          </table:table-cell>
          <table:table-cell table:style-name="ce25" table:formula="of:=[.J46]/[.K46]-1" office:value-type="percentage" office:value="0.0837005943458382" calcext:value-type="percentage">
            <text:p>8.37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673931810997079" calcext:value-type="float">
            <text:p>0.6739</text:p>
          </table:table-cell>
          <table:table-cell table:style-name="ce24" table:formula="of:=[.J46]" office:value-type="float" office:value="0.306022771012962" calcext:value-type="float">
            <text:p>0.3060</text:p>
          </table:table-cell>
          <table:table-cell table:style-name="ce25" table:formula="of:=[.P46]/[.Q46]-1" office:value-type="percentage" office:value="1.20222766026954" calcext:value-type="percentage">
            <text:p>120.2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78808844957444" calcext:value-type="float">
            <text:p>0.7788</text:p>
          </table:table-cell>
          <table:table-cell table:formula="of:=[$similarity_scores.E58]" office:value-type="float" office:value="0.7040486669629" calcext:value-type="float">
            <text:p>0.7040</text:p>
          </table:table-cell>
          <table:table-cell table:style-name="ce25" table:formula="of:=[.D47]/[.E47]-1" office:value-type="percentage" office:value="0.106186094090685" calcext:value-type="percentage">
            <text:p>10.6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43]" office:value-type="float" office:value="0.383946381626211" calcext:value-type="float">
            <text:p>0.3839</text:p>
          </table:table-cell>
          <table:table-cell table:style-name="ce24" table:formula="of:=[$similarity_scores.E53]" office:value-type="float" office:value="0.343307073724135" calcext:value-type="float">
            <text:p>0.3433</text:p>
          </table:table-cell>
          <table:table-cell table:style-name="ce25" table:formula="of:=[.J47]/[.K47]-1" office:value-type="percentage" office:value="0.118375970122688" calcext:value-type="percentage">
            <text:p>11.8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778808844957444" calcext:value-type="float">
            <text:p>0.7788</text:p>
          </table:table-cell>
          <table:table-cell table:style-name="ce24" table:formula="of:=[.J47]" office:value-type="float" office:value="0.383946381626211" calcext:value-type="float">
            <text:p>0.3839</text:p>
          </table:table-cell>
          <table:table-cell table:style-name="ce25" table:formula="of:=[.P47]/[.Q47]-1" office:value-type="percentage" office:value="1.0284312659981" calcext:value-type="percentage">
            <text:p>102.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48185408068356" calcext:value-type="float">
            <text:p>0.8482</text:p>
          </table:table-cell>
          <table:table-cell table:formula="of:=[$similarity_scores.E59]" office:value-type="float" office:value="0.763172964672973" calcext:value-type="float">
            <text:p>0.7632</text:p>
          </table:table-cell>
          <table:table-cell table:style-name="ce25" table:formula="of:=[.D48]/[.E48]-1" office:value-type="percentage" office:value="0.111393415818669" calcext:value-type="percentage">
            <text:p>11.1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44]" office:value-type="float" office:value="0.419777585916217" calcext:value-type="float">
            <text:p>0.4198</text:p>
          </table:table-cell>
          <table:table-cell table:style-name="ce24" table:formula="of:=[$similarity_scores.E54]" office:value-type="float" office:value="0.361456764322447" calcext:value-type="float">
            <text:p>0.3615</text:p>
          </table:table-cell>
          <table:table-cell table:style-name="ce25" table:formula="of:=[.J48]/[.K48]-1" office:value-type="percentage" office:value="0.161349371073726" calcext:value-type="percentage">
            <text:p>16.1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848185408068356" calcext:value-type="float">
            <text:p>0.8482</text:p>
          </table:table-cell>
          <table:table-cell table:style-name="ce24" table:formula="of:=[.J48]" office:value-type="float" office:value="0.419777585916217" calcext:value-type="float">
            <text:p>0.4198</text:p>
          </table:table-cell>
          <table:table-cell table:style-name="ce25" table:formula="of:=[.P48]/[.Q48]-1" office:value-type="percentage" office:value="1.02055906871989" calcext:value-type="percentage">
            <text:p>102.0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04841848347728" calcext:value-type="float">
            <text:p>0.7048</text:p>
          </table:table-cell>
          <table:table-cell table:formula="of:=[$similarity_scores.E60]" office:value-type="float" office:value="0.69561503240968" calcext:value-type="float">
            <text:p>0.6956</text:p>
          </table:table-cell>
          <table:table-cell table:style-name="ce25" table:formula="of:=[.D49]/[.E49]-1" office:value-type="percentage" office:value="0.0132642561016618" calcext:value-type="percentage">
            <text:p>1.3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45]" office:value-type="float" office:value="0.378557391579278" calcext:value-type="float">
            <text:p>0.3786</text:p>
          </table:table-cell>
          <table:table-cell table:style-name="ce24" table:formula="of:=[$similarity_scores.E55]" office:value-type="float" office:value="0.299979329217221" calcext:value-type="float">
            <text:p>0.3000</text:p>
          </table:table-cell>
          <table:table-cell table:style-name="ce25" table:formula="of:=[.J49]/[.K49]-1" office:value-type="percentage" office:value="0.261944923228885" calcext:value-type="percentage">
            <text:p>26.1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704841848347728" calcext:value-type="float">
            <text:p>0.7048</text:p>
          </table:table-cell>
          <table:table-cell table:style-name="ce24" table:formula="of:=[.J49]" office:value-type="float" office:value="0.378557391579278" calcext:value-type="float">
            <text:p>0.3786</text:p>
          </table:table-cell>
          <table:table-cell table:style-name="ce25" table:formula="of:=[.P49]/[.Q49]-1" office:value-type="percentage" office:value="0.861915429539616" calcext:value-type="percentage">
            <text:p>86.1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250465210542967" calcext:value-type="float">
            <text:p>0.2505</text:p>
          </table:table-cell>
          <table:table-cell table:formula="of:=[$similarity_scores.E61]" office:value-type="float" office:value="0.227664578772662" calcext:value-type="float">
            <text:p>0.2277</text:p>
          </table:table-cell>
          <table:table-cell table:style-name="ce25" table:formula="of:=[.D50]/[.E50]-1" office:value-type="percentage" office:value="0.100150106324062" calcext:value-type="percentage">
            <text:p>10.0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46]" office:value-type="float" office:value="0.132062937852841" calcext:value-type="float">
            <text:p>0.1321</text:p>
          </table:table-cell>
          <table:table-cell table:style-name="ce24" table:formula="of:=[$similarity_scores.E56]" office:value-type="float" office:value="0.0830035368740643" calcext:value-type="float">
            <text:p>0.0830</text:p>
          </table:table-cell>
          <table:table-cell table:style-name="ce25" table:formula="of:=[.J50]/[.K50]-1" office:value-type="percentage" office:value="0.591051933765315" calcext:value-type="percentage">
            <text:p>59.1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250465210542967" calcext:value-type="float">
            <text:p>0.2505</text:p>
          </table:table-cell>
          <table:table-cell table:style-name="ce24" table:formula="of:=[.J50]" office:value-type="float" office:value="0.132062937852841" calcext:value-type="float">
            <text:p>0.1321</text:p>
          </table:table-cell>
          <table:table-cell table:style-name="ce25" table:formula="of:=[.P50]/[.Q50]-1" office:value-type="percentage" office:value="0.89655943306413" calcext:value-type="percentage">
            <text:p>89.66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652510691916226" calcext:value-type="float">
            <text:p>0.6525</text:p>
          </table:table-cell>
          <table:table-cell table:formula="of:=[$similarity_scores.E77]" office:value-type="float" office:value="0.675983649946955" calcext:value-type="float">
            <text:p>0.6760</text:p>
          </table:table-cell>
          <table:table-cell table:style-name="ce25" table:formula="of:=[.D51]/[.E51]-1" office:value-type="percentage" office:value="-0.0347241505509361" calcext:value-type="percentage">
            <text:p>-3.4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$similarity_scores.E62]" office:value-type="float" office:value="0.256641698215101" calcext:value-type="float">
            <text:p>0.2566</text:p>
          </table:table-cell>
          <table:table-cell table:style-name="ce24" table:formula="of:=[$similarity_scores.E72]" office:value-type="float" office:value="0.215492256346133" calcext:value-type="float">
            <text:p>0.2155</text:p>
          </table:table-cell>
          <table:table-cell table:style-name="ce25" table:formula="of:=[.J51]/[.K51]-1" office:value-type="percentage" office:value="0.190955547854448" calcext:value-type="percentage">
            <text:p>19.1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652510691916226" calcext:value-type="float">
            <text:p>0.6525</text:p>
          </table:table-cell>
          <table:table-cell table:style-name="ce24" table:formula="of:=[.J51]" office:value-type="float" office:value="0.256641698215101" calcext:value-type="float">
            <text:p>0.2566</text:p>
          </table:table-cell>
          <table:table-cell table:style-name="ce25" table:formula="of:=[.P51]/[.Q51]-1" office:value-type="percentage" office:value="1.54249678230127" calcext:value-type="percentage">
            <text:p>154.2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91820285986856" calcext:value-type="float">
            <text:p>0.7918</text:p>
          </table:table-cell>
          <table:table-cell table:formula="of:=[$similarity_scores.E78]" office:value-type="float" office:value="0.758654971686823" calcext:value-type="float">
            <text:p>0.7587</text:p>
          </table:table-cell>
          <table:table-cell table:style-name="ce25" table:formula="of:=[.D52]/[.E52]-1" office:value-type="percentage" office:value="0.0437159387834647" calcext:value-type="percentage">
            <text:p>4.3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$similarity_scores.E63]" office:value-type="float" office:value="0.300033704715106" calcext:value-type="float">
            <text:p>0.3000</text:p>
          </table:table-cell>
          <table:table-cell table:style-name="ce24" table:formula="of:=[$similarity_scores.E73]" office:value-type="float" office:value="0.255764453827515" calcext:value-type="float">
            <text:p>0.2558</text:p>
          </table:table-cell>
          <table:table-cell table:style-name="ce25" table:formula="of:=[.J52]/[.K52]-1" office:value-type="percentage" office:value="0.173086018111985" calcext:value-type="percentage">
            <text:p>17.3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91820285986856" calcext:value-type="float">
            <text:p>0.7918</text:p>
          </table:table-cell>
          <table:table-cell table:style-name="ce24" table:formula="of:=[.J52]" office:value-type="float" office:value="0.300033704715106" calcext:value-type="float">
            <text:p>0.3000</text:p>
          </table:table-cell>
          <table:table-cell table:style-name="ce25" table:formula="of:=[.P52]/[.Q52]-1" office:value-type="percentage" office:value="1.63910445241051" calcext:value-type="percentage">
            <text:p>163.9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852871224452067" calcext:value-type="float">
            <text:p>0.8529</text:p>
          </table:table-cell>
          <table:table-cell table:formula="of:=[$similarity_scores.E79]" office:value-type="float" office:value="0.809553222989543" calcext:value-type="float">
            <text:p>0.8096</text:p>
          </table:table-cell>
          <table:table-cell table:style-name="ce25" table:formula="of:=[.D53]/[.E53]-1" office:value-type="percentage" office:value="0.0535085282009726" calcext:value-type="percentage">
            <text:p>5.3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$similarity_scores.E64]" office:value-type="float" office:value="0.353901360922133" calcext:value-type="float">
            <text:p>0.3539</text:p>
          </table:table-cell>
          <table:table-cell table:style-name="ce24" table:formula="of:=[$similarity_scores.E74]" office:value-type="float" office:value="0.285895221972587" calcext:value-type="float">
            <text:p>0.2859</text:p>
          </table:table-cell>
          <table:table-cell table:style-name="ce25" table:formula="of:=[.J53]/[.K53]-1" office:value-type="percentage" office:value="0.237870848209093" calcext:value-type="percentage">
            <text:p>23.7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852871224452067" calcext:value-type="float">
            <text:p>0.8529</text:p>
          </table:table-cell>
          <table:table-cell table:style-name="ce24" table:formula="of:=[.J53]" office:value-type="float" office:value="0.353901360922133" calcext:value-type="float">
            <text:p>0.3539</text:p>
          </table:table-cell>
          <table:table-cell table:style-name="ce25" table:formula="of:=[.P53]/[.Q53]-1" office:value-type="percentage" office:value="1.40991224851413" calcext:value-type="percentage">
            <text:p>140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33532503778808" calcext:value-type="float">
            <text:p>0.7335</text:p>
          </table:table-cell>
          <table:table-cell table:formula="of:=[$similarity_scores.E80]" office:value-type="float" office:value="0.731659643612667" calcext:value-type="float">
            <text:p>0.7317</text:p>
          </table:table-cell>
          <table:table-cell table:style-name="ce25" table:formula="of:=[.D54]/[.E54]-1" office:value-type="percentage" office:value="0.00255974233715306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$similarity_scores.E65]" office:value-type="float" office:value="0.340342592958623" calcext:value-type="float">
            <text:p>0.3403</text:p>
          </table:table-cell>
          <table:table-cell table:style-name="ce24" table:formula="of:=[$similarity_scores.E75]" office:value-type="float" office:value="0.231738040158732" calcext:value-type="float">
            <text:p>0.2317</text:p>
          </table:table-cell>
          <table:table-cell table:style-name="ce25" table:formula="of:=[.J54]/[.K54]-1" office:value-type="percentage" office:value="0.468652245119107" calcext:value-type="percentage">
            <text:p>46.8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733532503778808" calcext:value-type="float">
            <text:p>0.7335</text:p>
          </table:table-cell>
          <table:table-cell table:style-name="ce24" table:formula="of:=[.J54]" office:value-type="float" office:value="0.340342592958623" calcext:value-type="float">
            <text:p>0.3403</text:p>
          </table:table-cell>
          <table:table-cell table:style-name="ce25" table:formula="of:=[.P54]/[.Q54]-1" office:value-type="percentage" office:value="1.15527682680606" calcext:value-type="percentage">
            <text:p>115.5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7516020045324" calcext:value-type="float">
            <text:p>0.4752</text:p>
          </table:table-cell>
          <table:table-cell table:formula="of:=[$similarity_scores.E81]" office:value-type="float" office:value="0.434459225356667" calcext:value-type="float">
            <text:p>0.4345</text:p>
          </table:table-cell>
          <table:table-cell table:style-name="ce25" table:formula="of:=[.D55]/[.E55]-1" office:value-type="percentage" office:value="0.093681921619134" calcext:value-type="percentage">
            <text:p>9.3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$similarity_scores.E66]" office:value-type="float" office:value="0.211449961105428" calcext:value-type="float">
            <text:p>0.2114</text:p>
          </table:table-cell>
          <table:table-cell table:style-name="ce24" table:formula="of:=[$similarity_scores.E76]" office:value-type="float" office:value="0.0978397502811094" calcext:value-type="float">
            <text:p>0.0978</text:p>
          </table:table-cell>
          <table:table-cell table:style-name="ce25" table:formula="of:=[.J55]/[.K55]-1" office:value-type="percentage" office:value="1.16118663935567" calcext:value-type="percentage">
            <text:p>116.1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47516020045324" calcext:value-type="float">
            <text:p>0.4752</text:p>
          </table:table-cell>
          <table:table-cell table:style-name="ce24" table:formula="of:=[.J55]" office:value-type="float" office:value="0.211449961105428" calcext:value-type="float">
            <text:p>0.2114</text:p>
          </table:table-cell>
          <table:table-cell table:style-name="ce25" table:formula="of:=[.P55]/[.Q55]-1" office:value-type="percentage" office:value="1.24715198796526" calcext:value-type="percentage">
            <text:p>124.72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72664270524439" calcext:value-type="float">
            <text:p>0.7727</text:p>
          </table:table-cell>
          <table:table-cell table:formula="of:=AVERAGE([.E36:.E55])" office:value-type="float" office:value="0.723473661775449" calcext:value-type="float">
            <text:p>0.7235</text:p>
          </table:table-cell>
          <table:table-cell table:style-name="ce25" table:formula="of:=[.D56]/[.E56]-1" office:value-type="percentage" office:value="0.0679922592182176" calcext:value-type="percentage">
            <text:p>6.8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54778849033885" calcext:value-type="float">
            <text:p>0.5478</text:p>
          </table:table-cell>
          <table:table-cell table:style-name="ce24" table:formula="of:=AVERAGE([.K36:.K55])" office:value-type="float" office:value="0.493956181334242" calcext:value-type="float">
            <text:p>0.4940</text:p>
          </table:table-cell>
          <table:table-cell table:style-name="ce25" table:formula="of:=[.J56]/[.K56]-1" office:value-type="percentage" office:value="0.108981952324597" calcext:value-type="percentage">
            <text:p>10.9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72664270524439" calcext:value-type="float">
            <text:p>0.7727</text:p>
          </table:table-cell>
          <table:table-cell table:style-name="ce24" table:formula="of:=[.J56]" office:value-type="float" office:value="0.54778849033885" calcext:value-type="float">
            <text:p>0.5478</text:p>
          </table:table-cell>
          <table:table-cell table:style-name="ce25" table:formula="of:=[.P56]/[.Q56]-1" office:value-type="percentage" office:value="0.410515708437913" calcext:value-type="percentage">
            <text:p>41.05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19:48:16.346196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19:49:07.196083016</dc:date>
    <meta:editing-duration>PT12H24M42S</meta:editing-duration>
    <meta:editing-cycles>219</meta:editing-cycles>
    <meta:generator>LibreOffice/24.2.5.2$Linux_X86_64 LibreOffice_project/420$Build-2</meta:generator>
    <meta:document-statistic meta:table-count="4" meta:cell-count="2287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796793899672623">
                <text:p>0.796793899672623</text:p>
                <draw:g>
                  <svg:desc>similarity_scores.E7:similarity_scores.E11</svg:desc>
                </draw:g>
              </table:table-cell>
              <table:table-cell office:value-type="float" office:value="0.727020369658434">
                <text:p>0.727020369658434</text:p>
                <draw:g>
                  <svg:desc>similarity_scores.E27:similarity_scores.E31</svg:desc>
                </draw:g>
              </table:table-cell>
              <table:table-cell office:value-type="float" office:value="0.673931810997079">
                <text:p>0.673931810997079</text:p>
                <draw:g>
                  <svg:desc>similarity_scores.E47:similarity_scores.E51</svg:desc>
                </draw:g>
              </table:table-cell>
              <table:table-cell office:value-type="float" office:value="0.652510691916226">
                <text:p>0.652510691916226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61668567640582">
                <text:p>0.961668567640582</text:p>
              </table:table-cell>
              <table:table-cell office:value-type="float" office:value="0.920691702704298">
                <text:p>0.920691702704298</text:p>
              </table:table-cell>
              <table:table-cell office:value-type="float" office:value="0.778808844957444">
                <text:p>0.778808844957444</text:p>
              </table:table-cell>
              <table:table-cell office:value-type="float" office:value="0.791820285986856">
                <text:p>0.791820285986856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58915212485445">
                <text:p>0.958915212485445</text:p>
              </table:table-cell>
              <table:table-cell office:value-type="float" office:value="0.934038063166524">
                <text:p>0.934038063166524</text:p>
              </table:table-cell>
              <table:table-cell office:value-type="float" office:value="0.848185408068356">
                <text:p>0.848185408068356</text:p>
              </table:table-cell>
              <table:table-cell office:value-type="float" office:value="0.852871224452067">
                <text:p>0.85287122445206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37646674650929">
                <text:p>0.937646674650929</text:p>
              </table:table-cell>
              <table:table-cell office:value-type="float" office:value="0.8291288500366">
                <text:p>0.8291288500366</text:p>
              </table:table-cell>
              <table:table-cell office:value-type="float" office:value="0.704841848347728">
                <text:p>0.704841848347728</text:p>
              </table:table-cell>
              <table:table-cell office:value-type="float" office:value="0.733532503778808">
                <text:p>0.733532503778808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49440291276609">
                <text:p>0.949440291276609</text:p>
              </table:table-cell>
              <table:table-cell office:value-type="float" office:value="0.675813749695961">
                <text:p>0.675813749695961</text:p>
              </table:table-cell>
              <table:table-cell office:value-type="float" office:value="0.250465210542967">
                <text:p>0.250465210542967</text:p>
              </table:table-cell>
              <table:table-cell office:value-type="float" office:value="0.47516020045324">
                <text:p>0.47516020045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1457981926249">
                <text:p>0.81457981926249</text:p>
                <draw:g>
                  <svg:desc>similarity_scores.E17:similarity_scores.E21</svg:desc>
                </draw:g>
              </table:table-cell>
              <table:table-cell office:value-type="float" office:value="0.756687087515986">
                <text:p>0.756687087515986</text:p>
                <draw:g>
                  <svg:desc>similarity_scores.E37:similarity_scores.E41</svg:desc>
                </draw:g>
              </table:table-cell>
              <table:table-cell office:value-type="float" office:value="0.681788531917109">
                <text:p>0.681788531917109</text:p>
                <draw:g>
                  <svg:desc>similarity_scores.E57:similarity_scores.E61</svg:desc>
                </draw:g>
              </table:table-cell>
              <table:table-cell office:value-type="float" office:value="0.675983649946955">
                <text:p>0.675983649946955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34001989830338">
                <text:p>0.834001989830338</text:p>
              </table:table-cell>
              <table:table-cell office:value-type="float" office:value="0.761652727744361">
                <text:p>0.761652727744361</text:p>
              </table:table-cell>
              <table:table-cell office:value-type="float" office:value="0.7040486669629">
                <text:p>0.7040486669629</text:p>
              </table:table-cell>
              <table:table-cell office:value-type="float" office:value="0.758654971686823">
                <text:p>0.75865497168682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17621359528291">
                <text:p>0.817621359528291</text:p>
              </table:table-cell>
              <table:table-cell office:value-type="float" office:value="0.766572097673729">
                <text:p>0.766572097673729</text:p>
              </table:table-cell>
              <table:table-cell office:value-type="float" office:value="0.763172964672973">
                <text:p>0.763172964672973</text:p>
              </table:table-cell>
              <table:table-cell office:value-type="float" office:value="0.809553222989543">
                <text:p>0.80955322298954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10014322657404">
                <text:p>0.910014322657404</text:p>
              </table:table-cell>
              <table:table-cell office:value-type="float" office:value="0.810382683319819">
                <text:p>0.810382683319819</text:p>
              </table:table-cell>
              <table:table-cell office:value-type="float" office:value="0.69561503240968">
                <text:p>0.69561503240968</text:p>
              </table:table-cell>
              <table:table-cell office:value-type="float" office:value="0.731659643612667">
                <text:p>0.73165964361266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34807748972303">
                <text:p>0.834807748972303</text:p>
              </table:table-cell>
              <table:table-cell office:value-type="float" office:value="0.680552910676284">
                <text:p>0.680552910676284</text:p>
              </table:table-cell>
              <table:table-cell office:value-type="float" office:value="0.227664578772662">
                <text:p>0.227664578772662</text:p>
              </table:table-cell>
              <table:table-cell office:value-type="float" office:value="0.434459225356667">
                <text:p>0.43445922535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76043225556192">
                <text:p>0.776043225556192</text:p>
                <draw:g>
                  <svg:desc>similarity_scores.E2:similarity_scores.E6</svg:desc>
                </draw:g>
              </table:table-cell>
              <table:table-cell office:value-type="float" office:value="0.676953825632066">
                <text:p>0.676953825632066</text:p>
                <draw:g>
                  <svg:desc>similarity_scores.E22:similarity_scores.E26</svg:desc>
                </draw:g>
              </table:table-cell>
              <table:table-cell office:value-type="float" office:value="0.306022771012962">
                <text:p>0.306022771012962</text:p>
                <draw:g>
                  <svg:desc>similarity_scores.E42:similarity_scores.E46</svg:desc>
                </draw:g>
              </table:table-cell>
              <table:table-cell office:value-type="float" office:value="0.256641698215101">
                <text:p>0.256641698215101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02317655831119">
                <text:p>0.902317655831119</text:p>
              </table:table-cell>
              <table:table-cell office:value-type="float" office:value="0.799025886485895">
                <text:p>0.799025886485895</text:p>
              </table:table-cell>
              <table:table-cell office:value-type="float" office:value="0.383946381626211">
                <text:p>0.383946381626211</text:p>
              </table:table-cell>
              <table:table-cell office:value-type="float" office:value="0.300033704715106">
                <text:p>0.300033704715106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1779590177306">
                <text:p>0.881779590177306</text:p>
              </table:table-cell>
              <table:table-cell office:value-type="float" office:value="0.794623818116952">
                <text:p>0.794623818116952</text:p>
              </table:table-cell>
              <table:table-cell office:value-type="float" office:value="0.419777585916217">
                <text:p>0.419777585916217</text:p>
              </table:table-cell>
              <table:table-cell office:value-type="float" office:value="0.353901360922133">
                <text:p>0.35390136092213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91306019291653">
                <text:p>0.891306019291653</text:p>
              </table:table-cell>
              <table:table-cell office:value-type="float" office:value="0.711129450344765">
                <text:p>0.711129450344765</text:p>
              </table:table-cell>
              <table:table-cell office:value-type="float" office:value="0.378557391579278">
                <text:p>0.378557391579278</text:p>
              </table:table-cell>
              <table:table-cell office:value-type="float" office:value="0.340342592958623">
                <text:p>0.34034259295862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9762514738558">
                <text:p>0.909762514738558</text:p>
              </table:table-cell>
              <table:table-cell office:value-type="float" office:value="0.530091434698599">
                <text:p>0.530091434698599</text:p>
              </table:table-cell>
              <table:table-cell office:value-type="float" office:value="0.132062937852841">
                <text:p>0.132062937852841</text:p>
              </table:table-cell>
              <table:table-cell office:value-type="float" office:value="0.211449961105428">
                <text:p>0.2114499611054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801103555132155">
                <text:p>0.801103555132155</text:p>
                <draw:g>
                  <svg:desc>similarity_scores.E12:similarity_scores.E16</svg:desc>
                </draw:g>
              </table:table-cell>
              <table:table-cell office:value-type="float" office:value="0.648094579070544">
                <text:p>0.648094579070544</text:p>
                <draw:g>
                  <svg:desc>similarity_scores.E32:similarity_scores.E36</svg:desc>
                </draw:g>
              </table:table-cell>
              <table:table-cell office:value-type="float" office:value="0.282386825853583">
                <text:p>0.282386825853583</text:p>
                <draw:g>
                  <svg:desc>similarity_scores.E52:similarity_scores.E56</svg:desc>
                </draw:g>
              </table:table-cell>
              <table:table-cell office:value-type="float" office:value="0.215492256346133">
                <text:p>0.215492256346133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23901208883385">
                <text:p>0.823901208883385</text:p>
              </table:table-cell>
              <table:table-cell office:value-type="float" office:value="0.712577355843543">
                <text:p>0.712577355843543</text:p>
              </table:table-cell>
              <table:table-cell office:value-type="float" office:value="0.343307073724135">
                <text:p>0.343307073724135</text:p>
              </table:table-cell>
              <table:table-cell office:value-type="float" office:value="0.255764453827515">
                <text:p>0.25576445382751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79045087568527">
                <text:p>0.779045087568527</text:p>
              </table:table-cell>
              <table:table-cell office:value-type="float" office:value="0.706139033371518">
                <text:p>0.706139033371518</text:p>
              </table:table-cell>
              <table:table-cell office:value-type="float" office:value="0.361456764322447">
                <text:p>0.361456764322447</text:p>
              </table:table-cell>
              <table:table-cell office:value-type="float" office:value="0.285895221972587">
                <text:p>0.28589522197258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9132417320776">
                <text:p>0.879132417320776</text:p>
              </table:table-cell>
              <table:table-cell office:value-type="float" office:value="0.709021326369879">
                <text:p>0.709021326369879</text:p>
              </table:table-cell>
              <table:table-cell office:value-type="float" office:value="0.299979329217221">
                <text:p>0.299979329217221</text:p>
              </table:table-cell>
              <table:table-cell office:value-type="float" office:value="0.231738040158732">
                <text:p>0.23173804015873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58423591904148">
                <text:p>0.758423591904148</text:p>
              </table:table-cell>
              <table:table-cell office:value-type="float" office:value="0.60482221864284">
                <text:p>0.60482221864284</text:p>
              </table:table-cell>
              <table:table-cell office:value-type="float" office:value="0.0830035368740643">
                <text:p>0.0830035368740643</text:p>
              </table:table-cell>
              <table:table-cell office:value-type="float" office:value="0.0978397502811094">
                <text:p>0.09783975028110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